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size="12pt" style:font-size-asian="12pt" style:font-size-complex="12pt"/>
    </style:style>
    <style:style style:name="P3" style:family="paragraph" style:parent-style-name="Standard">
      <style:paragraph-properties fo:margin-top="0in" fo:margin-bottom="0in" loext:contextual-spacing="false"/>
      <style:text-properties officeooo:rsid="00092564" officeooo:paragraph-rsid="00092564"/>
    </style:style>
    <style:style style:name="P4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5" style:family="paragraph" style:parent-style-name="Standard">
      <style:paragraph-properties fo:margin-top="0in" fo:margin-bottom="0in" loext:contextual-spacing="false" fo:break-before="page"/>
      <style:text-properties officeooo:rsid="00092564" officeooo:paragraph-rsid="00092564"/>
    </style:style>
    <style:style style:name="P6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7" style:family="paragraph" style:parent-style-name="Standard" style:list-style-name="WWNum1">
      <style:paragraph-properties fo:margin-left="1in" fo:margin-right="0in" fo:margin-top="0in" fo:margin-bottom="0in" loext:contextual-spacing="true" fo:text-indent="-0.25in" style:auto-text-indent="false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Części potrzebne w mojej pracy:</text:span></text:p>
      <text:list xml:id="list3909211795435253570" text:style-name="WWNum1">
        <text:list-item>
          <text:p text:style-name="P6"><text:span text:style-name="T2">Zestaw uruchomieniowy:</text:span></text:p>
          <text:list>
            <text:list-item>
              <text:p text:style-name="P7"><text:span text:style-name="T2">Raspberry Pi 3 Model B 1 GB RAM - popularny minikomputer w najnowszej wersji z 64-bitowym procesorem 1,2 GHz, 1 GB pamięci RAM, wbudowanym modułem WiFi i Bluetooth. Cena: 199,00 zł</text:span></text:p>
            </text:list-item>
            <text:list-item>
              <text:p text:style-name="P7"><text:span text:style-name="T2">Obudowa Raspberry Pi Model 3/2/B+ RS Pro. Cena: 29,00 zł</text:span></text:p>
            </text:list-item>
            <text:list-item>
              <text:p text:style-name="P7"><text:span text:style-name="T2">Zasilacz microUSB 5,1V 2,5A Raspberry Pi 3/2/B+ oryginalny T5989DV. Cena: 44,90 zł</text:span></text:p>
            </text:list-item>
            <text:list-item>
              <text:p text:style-name="P7"><text:span text:style-name="T2">Karta pamięci 16 GB klasa 10. Cena: ok. 30 zł</text:span></text:p>
            </text:list-item>
          </text:list>
        </text:list-item>
      </text:list>
      <text:p text:style-name="P2"/>
      <text:list xml:id="list123547478869789" text:continue-numbering="true" text:style-name="WWNum1">
        <text:list-item>
          <text:p text:style-name="P6"><text:span text:style-name="T2">Zestaw czujników:</text:span></text:p>
          <text:list>
            <text:list-item>
              <text:p text:style-name="P7"><text:span text:style-name="T2">Czujnik natężenia światła BH1750. Cena: 12,90 zł</text:span></text:p>
            </text:list-item>
            <text:list-item>
              <text:p text:style-name="P7"><text:span text:style-name="T2">Czujnik wilgotności gleby MOD-01588. Cena: 10,00 zł</text:span></text:p>
            </text:list-item>
            <text:list-item>
              <text:p text:style-name="P7"><text:span text:style-name="T2">Czujnik temperatury i wilgotności DHT11. Cena: 11,90 zł</text:span></text:p>
            </text:list-item>
          </text:list>
        </text:list-item>
      </text:list>
      <text:p text:style-name="P2"/>
      <text:p text:style-name="P1"><text:span text:style-name="T2">Łączny koszt podzespołów: 337,80 zł + ewentualny koszt przesyłki </text:span></text:p>
      <text:p text:style-name="P5"><text:span text:style-name="T2">Przypisy:</text:span></text:p>
      <text:p text:style-name="P3"><text:span text:style-name="T2">[1] https://botland.com.pl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pl" fo:country="PL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pl" fo:country="PL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fo:font-size="12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3T12:35:47.303437645</dc:date>
    <dc:creator>Sebastian Straszewski</dc:creator>
    <meta:editing-duration>PT4M45S</meta:editing-duration>
    <meta:editing-cycles>1</meta:editing-cycles>
    <meta:document-statistic meta:table-count="0" meta:image-count="0" meta:object-count="0" meta:page-count="2" meta:paragraph-count="13" meta:word-count="115" meta:character-count="706" meta:non-whitespace-character-count="612"/>
    <meta:generator>LibreOffice/5.2.6.2$Linux_X86_64 LibreOffice_project/20$Build-2</meta:generator>
  </office:meta>
</office:document-meta>
</file>